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r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ectricit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c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hers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h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30000 - SUM([.C4:.C5]:[.C6:.C7]:[.C8:.C9]: [.C10])" office:value-type="float" office:value="28580" calcext:value-type="float">
            <text:p>28580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9:25:11.622646543</meta:creation-date>
    <dc:date>2026-02-13T20:20:38.599864109</dc:date>
    <meta:editing-duration>PT55M25S</meta:editing-duration>
    <meta:editing-cycles>8</meta:editing-cycles>
    <meta:generator>LibreOffice/26.2.0.3$Linux_X86_64 LibreOffice_project/620$Build-3</meta:generator>
    <meta:document-statistic meta:table-count="10" meta:cell-count="25" meta:object-count="0"/>
  </office:meta>
</office:document-meta>
</file>